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3cdc6" officeooo:paragraph-rsid="0023cdc6"/>
    </style:style>
    <style:style style:name="P2" style:family="paragraph" style:parent-style-name="Standard">
      <style:text-properties officeooo:paragraph-rsid="000ae139"/>
    </style:style>
    <style:style style:name="P3" style:family="paragraph" style:parent-style-name="Standard">
      <style:text-properties officeooo:rsid="0025b229" officeooo:paragraph-rsid="0025b229"/>
    </style:style>
    <style:style style:name="P4" style:family="paragraph" style:parent-style-name="Standard">
      <style:text-properties officeooo:rsid="00270c81" officeooo:paragraph-rsid="00270c81"/>
    </style:style>
    <style:style style:name="P5" style:family="paragraph" style:parent-style-name="Standard">
      <style:text-properties fo:font-weight="bold" officeooo:rsid="0027bb4f" officeooo:paragraph-rsid="0027bb4f" style:font-weight-asian="bold" style:font-weight-complex="bold"/>
    </style:style>
    <style:style style:name="P6" style:family="paragraph" style:parent-style-name="Standard">
      <style:text-properties fo:font-weight="bold" officeooo:rsid="00359713" officeooo:paragraph-rsid="0036d415" style:font-weight-asian="bold" style:font-weight-complex="bold"/>
    </style:style>
    <style:style style:name="P7" style:family="paragraph" style:parent-style-name="Standard">
      <style:text-properties fo:font-weight="normal" officeooo:rsid="00359713" officeooo:paragraph-rsid="00359713" style:font-weight-asian="normal" style:font-weight-complex="normal"/>
    </style:style>
    <style:style style:name="P8" style:family="paragraph" style:parent-style-name="Standard">
      <style:text-properties fo:font-weight="normal" officeooo:rsid="0036d415" officeooo:paragraph-rsid="0036d415" style:font-weight-asian="normal" style:font-weight-complex="normal"/>
    </style:style>
    <style:style style:name="P9" style:family="paragraph" style:parent-style-name="Standard">
      <style:text-properties fo:font-weight="normal" officeooo:rsid="00285fc5" officeooo:paragraph-rsid="0030b914" style:font-weight-asian="normal" style:font-weight-complex="normal"/>
    </style:style>
    <style:style style:name="P10" style:family="paragraph" style:parent-style-name="Table_20_Contents">
      <style:text-properties officeooo:rsid="0023cdc6" officeooo:paragraph-rsid="0023cdc6"/>
    </style:style>
    <style:style style:name="P11" style:family="paragraph" style:parent-style-name="Table_20_Contents">
      <style:text-properties officeooo:rsid="001552ed" officeooo:paragraph-rsid="000ae139"/>
    </style:style>
    <style:style style:name="P12" style:family="paragraph" style:parent-style-name="Table_20_Contents">
      <style:text-properties officeooo:rsid="0023c411" officeooo:paragraph-rsid="000ae139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style:font-name="Lucida Console" fo:font-size="10pt" fo:font-weight="normal" officeooo:rsid="0036d415" officeooo:paragraph-rsid="0040bb96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style:font-name="Lucida Console" fo:font-size="10pt" fo:font-weight="normal" officeooo:rsid="003b0604" officeooo:paragraph-rsid="0040bb96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weight="bold" officeooo:rsid="00359713" officeooo:paragraph-rsid="003ed493" style:font-weight-asian="bold" style:font-weight-complex="bold"/>
    </style:style>
    <style:style style:name="P16" style:family="paragraph" style:parent-style-name="Standard">
      <style:text-properties fo:font-weight="normal" officeooo:rsid="0036d415" officeooo:paragraph-rsid="0036d415" style:font-weight-asian="normal" style:font-weight-complex="normal"/>
    </style:style>
    <style:style style:name="P17" style:family="paragraph" style:parent-style-name="Standard">
      <style:text-properties fo:font-weight="normal" officeooo:rsid="0040bb96" officeooo:paragraph-rsid="0030b914" style:font-weight-asian="normal" style:font-weight-complex="normal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style:font-name="Lucida Console" fo:font-size="10pt" fo:font-weight="normal" officeooo:rsid="003b0604" officeooo:paragraph-rsid="0040bb96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0.9846in" fo:margin-right="0in" fo:text-indent="0in" style:auto-text-indent="false"/>
      <style:text-properties style:font-name="Lucida Console" fo:font-size="10pt" fo:font-weight="normal" officeooo:rsid="003b0604" officeooo:paragraph-rsid="0040bb96" style:font-size-asian="10pt" style:font-weight-asian="normal" style:font-size-complex="10pt" style:font-weight-complex="normal"/>
    </style:style>
    <style:style style:name="P20" style:family="paragraph">
      <style:paragraph-properties fo:margin-left="0in" fo:margin-right="0in" fo:margin-top="0in" fo:margin-bottom="0in" fo:line-height="100%" fo:text-align="center" fo:text-indent="0in"/>
    </style:style>
    <style:style style:name="P21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b4e89" style:font-style-asian="italic" style:font-style-complex="italic"/>
    </style:style>
    <style:style style:name="T3" style:family="text">
      <style:text-properties fo:font-style="italic" officeooo:rsid="00431b0f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6d415" style:font-weight-asian="normal" style:font-weight-complex="normal"/>
    </style:style>
    <style:style style:name="T7" style:family="text">
      <style:text-properties officeooo:rsid="0040bb96"/>
    </style:style>
    <style:style style:name="T8" style:family="text">
      <style:text-properties officeooo:rsid="004237f4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827in" fo:min-width="0.81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839in" fo:min-width="0.81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835in" fo:min-width="0.81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835in" fo:min-width="1.356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839in" fo:min-width="1.356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Interviewer Note:</text:span> <text:span text:style-name="T1">If the candidate is up to it, first have them complete </text:span><text:span text:style-name="T3">Databases</text:span><text:span text:style-name="T1">: Design A Schema (Easy). </text:span><text:span text:style-name="T2">Otherwise, just give them the following schema.</text:span></text:p>
      <text:p text:style-name="P3"/>
      <text:p text:style-name="P3"/>
      <text:p text:style-name="P3"><draw:g text:anchor-type="paragraph" draw:z-index="0" draw:name="Shape1" draw:style-name="gr1"><draw:custom-shape draw:style-name="gr2" draw:text-style-name="P21" svg:width="1.0169in" svg:height="0.2815in" svg:x="1.95in" svg:y="0.1043in"><text:p text:style-name="P20"><text:span text:style-name="T9">CUSTOMER</text:span></text:p><draw:enhanced-geometry svg:viewBox="0 0 21600 21600" draw:type="rectangle" draw:enhanced-path="M 0 0 L 21600 0 21600 21600 0 21600 0 0 Z N"/></draw:custom-shape><draw:custom-shape draw:style-name="gr3" draw:text-style-name="P22" svg:width="1.0169in" svg:height="0.2831in" svg:x="1.95in" svg:y="0.3854in"><text:p text:style-name="P20"><text:span text:style-name="T10">id</text:span></text:p><draw:enhanced-geometry svg:viewBox="0 0 21600 21600" draw:type="rectangle" draw:enhanced-path="M 0 0 L 21600 0 21600 21600 0 21600 0 0 Z N"/></draw:custom-shape><draw:custom-shape draw:style-name="gr4" draw:text-style-name="P22" svg:width="1.0169in" svg:height="0.2823in" svg:x="1.95in" svg:y="0.6681in"><text:p text:style-name="P20"><text:span text:style-name="T10">name</text:span></text:p><draw:enhanced-geometry svg:viewBox="0 0 21600 21600" draw:type="rectangle" draw:enhanced-path="M 0 0 L 21600 0 21600 21600 0 21600 0 0 Z N"/></draw:custom-shape><draw:custom-shape draw:style-name="gr3" draw:text-style-name="P21" svg:width="1.0169in" svg:height="0.2831in" svg:x="3.9346in" svg:y="0.1272in"><text:p text:style-name="P20"><text:span text:style-name="T9">PRODUCT</text:span></text:p><draw:enhanced-geometry svg:viewBox="0 0 21600 21600" draw:type="rectangle" draw:enhanced-path="M 0 0 L 21600 0 21600 21600 0 21600 0 0 Z N"/></draw:custom-shape><draw:custom-shape draw:style-name="gr2" draw:text-style-name="P22" svg:width="1.0169in" svg:height="0.2815in" svg:x="3.9346in" svg:y="0.4098in"><text:p text:style-name="P20"><text:span text:style-name="T10">id</text:span></text:p><draw:enhanced-geometry svg:viewBox="0 0 21600 21600" draw:type="rectangle" draw:enhanced-path="M 0 0 L 21600 0 21600 21600 0 21600 0 0 Z N"/></draw:custom-shape><draw:custom-shape draw:style-name="gr3" draw:text-style-name="P22" svg:width="1.0169in" svg:height="0.2831in" svg:x="3.9346in" svg:y="0.6909in"><text:p text:style-name="P20"><text:span text:style-name="T10">name</text:span></text:p><draw:enhanced-geometry svg:viewBox="0 0 21600 21600" draw:type="rectangle" draw:enhanced-path="M 0 0 L 21600 0 21600 21600 0 21600 0 0 Z N"/></draw:custom-shape><draw:custom-shape draw:style-name="gr4" draw:text-style-name="P21" svg:width="1.0169in" svg:height="0.2823in" svg:x="1.95in" svg:y="1.4441in"><text:p text:style-name="P20"><text:span text:style-name="T9">ORDERS</text:span></text:p><draw:enhanced-geometry svg:viewBox="0 0 21600 21600" draw:type="rectangle" draw:enhanced-path="M 0 0 L 21600 0 21600 21600 0 21600 0 0 Z N"/></draw:custom-shape><draw:custom-shape draw:style-name="gr4" draw:text-style-name="P22" svg:width="1.0169in" svg:height="0.2823in" svg:x="1.95in" svg:y="1.726in"><text:p text:style-name="P20"><text:span text:style-name="T10">id</text:span></text:p><draw:enhanced-geometry svg:viewBox="0 0 21600 21600" draw:type="rectangle" draw:enhanced-path="M 0 0 L 21600 0 21600 21600 0 21600 0 0 Z N"/></draw:custom-shape><draw:custom-shape draw:style-name="gr4" draw:text-style-name="P21" svg:width="1.0169in" svg:height="0.2823in" svg:x="1.95in" svg:y="2.0079in"><text:p text:style-name="P20"><text:span text:style-name="T9">customer_id</text:span></text:p><draw:enhanced-geometry svg:viewBox="0 0 21600 21600" draw:type="rectangle" draw:enhanced-path="M 0 0 L 21600 0 21600 21600 0 21600 0 0 Z N"/></draw:custom-shape><draw:custom-shape draw:style-name="gr5" draw:text-style-name="P21" svg:width="1.5539in" svg:height="0.2823in" svg:x="3.5465in" svg:y="1.4441in"><text:p text:style-name="P20"><text:span text:style-name="T9">ORDER_LINE_ITEM</text:span></text:p><draw:enhanced-geometry svg:viewBox="0 0 21600 21600" draw:type="rectangle" draw:enhanced-path="M 0 0 L 21600 0 21600 21600 0 21600 0 0 Z N"/></draw:custom-shape><draw:custom-shape draw:style-name="gr5" draw:text-style-name="P23" svg:width="1.5539in" svg:height="0.2823in" svg:x="3.5465in" svg:y="1.726in"><text:p text:style-name="P20"><text:span text:style-name="T11">id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" draw:text-style-name="P23" svg:width="1.5539in" svg:height="0.2823in" svg:x="3.5465in" svg:y="2.0079in"><text:p text:style-name="P20"><text:span text:style-name="T11">order_id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" draw:text-style-name="P23" svg:width="1.5539in" svg:height="0.2823in" svg:x="3.5465in" svg:y="2.5724in"><text:p text:style-name="P20"><text:span text:style-name="T11">quantity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23" svg:width="1.5539in" svg:height="0.2831in" svg:x="3.5465in" svg:y="2.2898in"><text:p text:style-name="P20"><text:span text:style-name="T11">product_id</text:span></text:p><draw:enhanced-geometry svg:viewBox="0 0 21600 21600" draw:mirror-horizontal="false" draw:mirror-vertical="false" draw:type="rectangle" draw:enhanced-path="M 0 0 L 21600 0 21600 21600 0 21600 0 0 Z N"/></draw:custom-shape><draw:path draw:style-name="gr7" draw:text-style-name="P24" svg:width="0.7004in" svg:height="0.2264in" draw:transform="skewX (0.353254640603652) rotate (-0.5541420375082) translate (3.03086537549904in 1.80369763747607in)" svg:viewBox="0 0 1780 576" svg:d="M0 224c330-70 523 222 791 328 263 104 519-161 710-328l186-149 93-75"><text:p/></draw:path><draw:path draw:style-name="gr7" draw:text-style-name="P24" svg:width="0.4457in" svg:height="1.6886in" draw:transform="rotate (-3.14159265358979) translate (2.03126735733345in 2.19488997263307in)" svg:viewBox="0 0 1133 4290" svg:d="M158 4277c316-80 819 215 916-304 56-301 83-612 31-912-53-310-54-607-63-912-10-343 0-688 0-1033 0-324 201-712 0-972-189-245-628-107-947-91h-95"><text:p/></draw:path><draw:path draw:style-name="gr7" draw:text-style-name="P24" svg:width="0.6272in" svg:height="1.972in" draw:transform="skewX (-0.0176278254451427) rotate (0.116238928182822) translate (4.77363145903215in 0.547946701286821in)" svg:viewBox="0 0 1594 5010" svg:d="M362 7c370-39 814 79 959 437 157 388 342 802 247 1238-69 315-21 653-128 959-116 330-124 648-258 972-114 274-154 571-212 861-66 335-442 589-802 526l-168-167"><text:p/></draw:path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Interviewer Questions:</text:p>
      <text:p text:style-name="P15"><text:span text:style-name="T5">- Ask, how would you write a query to return all the customers that have not ordered a</text:span><text:span text:style-name="T6">nything?</text:span></text:p>
      <text:p text:style-name="P8"/>
      <text:p text:style-name="P13">SELECT <text:span text:style-name="T7">c.id, </text:span>c.name FROM customer c </text:p>
      <text:p text:style-name="P13">LEFT JOIN orders o ON c.id = o.customer_id </text:p>
      <text:p text:style-name="P13">WHERE o.id is null</text:p>
      <text:p text:style-name="P8"/>
      <text:p text:style-name="P6"><text:span text:style-name="T6">- Ask, how would you write a query to return all the customers that have not ordered a</text:span><text:span text:style-name="T5"> product named “No. 42”?</text:span></text:p>
      <text:p text:style-name="P7"/>
      <text:p text:style-name="P14">SELECT c.id, c.name FROM customer c </text:p>
      <text:p text:style-name="P14">LEFT JOIN orders o ON c.id = o.customer_id </text:p>
      <text:p text:style-name="P14">LEFT JOIN order_line_item oli ON o.id = oli.order_id <text:s/></text:p>
      <text:p text:style-name="P14">WHERE o.id IS NOT NULL </text:p>
      <text:p text:style-name="P14">AND c.id NOT IN (</text:p>
      <text:p text:style-name="P19">SELECT c.id FROM customer c, orders o, order_line_item oli, product p </text:p>
      <text:p text:style-name="P19">WHERE p.name = 'No. 42' </text:p>
      <text:p text:style-name="P19">AND p.id = oli.product_id </text:p>
      <text:p text:style-name="P19">AND oli.order_id = o.id</text:p>
      <text:p text:style-name="P19"><text:span text:style-name="T7">A</text:span>ND o.customer_id = c.id</text:p>
      <text:p text:style-name="P19">)</text:p>
      <text:p text:style-name="P7"/>
      <text:p text:style-name="P17">Next Steps:</text:p>
      <text:p text:style-name="P9"><text:tab/>...<text:span text:style-name="T7">todo.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B" style:family="table-column">
      <style:table-column-properties style:column-width="1.5014in" style:rel-column-width="14208*"/>
    </style:style>
    <style:style style:name="Table3.C" style:family="table-column">
      <style:table-column-properties style:column-width="1.5576in" style:rel-column-width="14740*"/>
    </style:style>
    <style:style style:name="Table3.D" style:family="table-column">
      <style:table-column-properties style:column-width="1.5576in" style:rel-column-width="14742*"/>
    </style:style>
    <style:style style:name="Table3.A1" style:family="table-cell">
      <style:table-cell-properties fo:background-color="#b2b2b2" fo:padding="0.0382in" fo:border="none">
        <style:background-image/>
      </style:table-cell-properties>
    </style:style>
    <style:style style:name="MP1" style:family="paragraph" style:parent-style-name="Standard">
      <style:text-properties officeooo:rsid="0023cdc6" officeooo:paragraph-rsid="0023cdc6"/>
    </style:style>
    <style:style style:name="MP2" style:family="paragraph" style:parent-style-name="Table_20_Contents">
      <style:text-properties officeooo:rsid="0023cdc6" officeooo:paragraph-rsid="0023cdc6"/>
    </style:style>
    <style:style style:name="MP3" style:family="paragraph" style:parent-style-name="Table_20_Contents">
      <style:text-properties officeooo:rsid="001552ed" officeooo:paragraph-rsid="000ae139"/>
    </style:style>
    <style:style style:name="MP4" style:family="paragraph" style:parent-style-name="Table_20_Contents">
      <style:text-properties officeooo:rsid="0023c411" officeooo:paragraph-rsid="000ae139"/>
    </style:style>
    <style:style style:name="MP5" style:family="paragraph" style:parent-style-name="Standard">
      <style:text-properties officeooo:paragraph-rsid="000ae139"/>
    </style:style>
    <style:style style:name="MT1" style:family="text">
      <style:text-properties officeooo:rsid="004237f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>
            <table:table-cell table:style-name="Table3.A1" office:value-type="string">
              <text:p text:style-name="MP1">SQL Querying <text:span text:style-name="MT1">- Joins</text:span></text:p>
            </table:table-cell>
            <table:table-cell table:style-name="Table3.A1" office:value-type="string">
              <text:p text:style-name="MP2">SQL</text:p>
            </table:table-cell>
            <table:table-cell table:style-name="Table3.A1" office:value-type="string">
              <text:p text:style-name="MP3">Easy</text:p>
            </table:table-cell>
            <table:table-cell table:style-name="Table3.A1" office:value-type="string">
              <text:p text:style-name="MP4">Page <text:page-number text:select-page="current">1</text:page-number> of <text:page-count>1</text:page-count>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15:56:22.930000000</meta:creation-date>
    <dc:date>2017-05-10T12:28:06.525000000</dc:date>
    <meta:editing-duration>PT4H13M13S</meta:editing-duration>
    <meta:editing-cycles>21</meta:editing-cycles>
    <meta:generator>LibreOffice/5.2.5.1$Windows_x86 LibreOffice_project/0312e1a284a7d50ca85a365c316c7abbf20a4d22</meta:generator>
    <meta:document-statistic meta:table-count="1" meta:image-count="0" meta:object-count="0" meta:page-count="1" meta:paragraph-count="24" meta:word-count="159" meta:character-count="880" meta:non-whitespace-character-count="734"/>
  </office:meta>
</office:document-meta>
</file>